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7.003cm" fo:margin-left="0cm" style:page-number="auto" table:align="left"/>
    </style:style>
    <style:style style:name="Table1.A" style:family="table-column">
      <style:table-column-properties style:column-width="3cm"/>
    </style:style>
    <style:style style:name="Table1.C" style:family="table-column">
      <style:table-column-properties style:column-width="1cm"/>
    </style:style>
    <style:style style:name="Table1.1" style:family="table-row">
      <style:table-row-properties style:min-row-height="3.75cm" style:use-optimal-row-height="false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2" style:family="table-row">
      <style:table-row-properties style:min-row-height="1cm" style:use-optimal-row-height="false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Normal">
      <style:paragraph-properties fo:margin-top="0cm" fo:margin-bottom="0cm" style:contextual-spacing="false" fo:line-height="100%" fo:break-before="page"/>
    </style:style>
    <style:style style:name="P2" style:family="paragraph" style:parent-style-name="Normal">
      <style:paragraph-properties fo:margin-top="0cm" fo:margin-bottom="0cm" style:contextual-spacing="false" fo:line-height="100%"/>
    </style:style>
    <style:style style:name="P3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0.4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372cm" fo:min-width="6.3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row table:style-name="Table1.1">
          <table:table-cell table:style-name="Table1.A1" office:value-type="string">
            <text:p text:style-name="P1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1"/>
          </table:table-cell>
          <table:table-cell table:style-name="Table1.C1" table:number-rows-spanned="7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C1" table:number-rows-spanned="7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C1" table:number-rows-spanned="7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><draw:frame text:anchor-type="paragraph" draw:z-index="5" draw:name="Text Frame 5" draw:style-name="gr1" draw:text-style-name="P3" svg:width="9.871cm" svg:height="0.484cm" svg:x="0.099cm" svg:y="0.27cm"><draw:text-box><text:p>Il faut écrire dans le même sens que cette phrase.</text:p></draw:text-box></draw:frame></text:p>
          </table:table-cell>
          <table:table-cell table:style-name="Table1.A2" office:value-type="string">
            <text:p text:style-name="P2"/>
          </table:table-cell>
          <table:covered-table-cell table:style-name="Table1.C1"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covered-table-cell table:style-name="Table1.C1"/>
          <table:table-cell table:style-name="Table1.A2" office:value-type="string">
            <text:p text:style-name="P2"><draw:frame text:anchor-type="paragraph" draw:z-index="6" draw:name="Text Frame 6" draw:style-name="gr1" draw:text-style-name="P3" svg:width="9.871cm" svg:height="0.484cm" svg:x="2.191cm" svg:y="0.27cm"><draw:text-box><text:p>Il faut écrire dans le même sens que cette phrase.</text:p></draw:text-box></draw:frame></text:p>
          </table:table-cell>
          <table:table-cell table:style-name="Table1.A2" office:value-type="string">
            <text:p text:style-name="P2"/>
          </table:table-cell>
          <table:covered-table-cell table:style-name="Table1.C1"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</table:table-cell>
          <table:covered-table-cell table:style-name="Table1.C1"/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covered-table-cell table:style-name="Table1.C1"/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covered-table-cell table:style-name="Table1.C1"/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><draw:frame text:anchor-type="paragraph" draw:z-index="4" draw:name="Text Frame 4" draw:style-name="gr1" draw:text-style-name="P3" svg:width="9.871cm" svg:height="0.484cm" svg:x="0.099cm" svg:y="0.27cm"><draw:text-box><text:p>Il faut écrire dans le même sens que cette phrase.</text:p></draw:text-box></draw:frame></text:p>
          </table:table-cell>
          <table:table-cell table:style-name="Table1.A2" office:value-type="string">
            <text:p text:style-name="P2"/>
          </table:table-cell>
          <table:covered-table-cell table:style-name="Table1.C1"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covered-table-cell table:style-name="Table1.C1"/>
          <table:table-cell table:style-name="Table1.A2" office:value-type="string">
            <text:p text:style-name="P2"><draw:frame text:anchor-type="paragraph" draw:z-index="3" draw:name="Text Frame 3" draw:style-name="gr1" draw:text-style-name="P3" svg:width="9.871cm" svg:height="0.484cm" svg:x="2.379cm" svg:y="0.27cm"><draw:text-box><text:p>Il faut écrire dans le même sens que cette phrase.</text:p></draw:text-box></draw:frame></text:p>
          </table:table-cell>
          <table:table-cell table:style-name="Table1.A2" office:value-type="string">
            <text:p text:style-name="P2"/>
          </table:table-cell>
          <table:covered-table-cell table:style-name="Table1.C1"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</table:table-cell>
          <table:covered-table-cell table:style-name="Table1.C1"/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covered-table-cell table:style-name="Table1.C1"/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covered-table-cell table:style-name="Table1.C1"/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><draw:frame text:anchor-type="paragraph" draw:z-index="1" draw:name="Text Frame 1" draw:style-name="gr1" draw:text-style-name="P3" svg:width="9.871cm" svg:height="0.484cm" svg:x="0.145cm" svg:y="0.22cm"><draw:text-box><text:p>Il faut écrire dans le même sens que cette phrase.</text:p></draw:text-box></draw:frame></text:p>
          </table:table-cell>
          <table:table-cell table:style-name="Table1.A2" office:value-type="string">
            <text:p text:style-name="P2"/>
          </table:table-cell>
          <table:covered-table-cell table:style-name="Table1.C1"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covered-table-cell table:style-name="Table1.C1"/>
          <table:table-cell table:style-name="Table1.A2" office:value-type="string">
            <text:p text:style-name="P2"><draw:frame text:anchor-type="paragraph" draw:z-index="2" draw:name="Text Frame 2" draw:style-name="gr1" draw:text-style-name="P3" svg:width="9.871cm" svg:height="0.484cm" svg:x="2.498cm" svg:y="0.27cm"><draw:text-box><text:p>Il faut écrire dans le même sens que cette phrase.</text:p></draw:text-box></draw:frame></text:p>
          </table:table-cell>
          <table:table-cell table:style-name="Table1.A2" office:value-type="string">
            <text:p text:style-name="P2"/>
          </table:table-cell>
          <table:covered-table-cell table:style-name="Table1.C1"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P2"/>
          </table:table-cell>
          <table:covered-table-cell table:style-name="Table1.C1"/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covered-table-cell table:style-name="Table1.C1"/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  <table:covered-table-cell table:style-name="Table1.C1"/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</table:table>
      <text:p text:style-name="Normal"><draw:custom-shape text:anchor-type="paragraph" draw:z-index="0" draw:name="Shape 1" draw:style-name="gr2" svg:width="6.317cm" svg:height="1.373cm" svg:x="10.19cm" svg:y="0.432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15cm" fo:margin-bottom="1.15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title/>
    <dc:description/>
    <dc:subject/>
    <meta:initial-creator>Pierre-Alain Reynaud</meta:initial-creator>
    <meta:creation-date>2018-09-27T07:27:00Z</meta:creation-date>
    <dc:date>2021-09-05T23:39:00.494824002</dc:date>
    <meta:editing-cycles>4</meta:editing-cycles>
    <meta:editing-duration>PT15M2S</meta:editing-duration>
    <meta:document-statistic meta:table-count="1" meta:image-count="0" meta:object-count="0" meta:page-count="1" meta:paragraph-count="0" meta:word-count="0" meta:character-count="0" meta:non-whitespace-character-count="0"/>
    <meta:template xlink:type="simple" xlink:actuate="onRequest" xlink:title="" xlink:href="Normal"/>
  </office:meta>
</office:document-meta>
</file>